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10.25cm" fo:min-width="9.2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.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75cm" svg:height="10.5cm" svg:x="1.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1.25cm" svg:x="3.5cm" svg:y="3cm">
          <draw:text-box>
            <text:p>These I keep</text:p>
          </draw:text-box>
        </draw:frame>
        <draw:frame draw:style-name="gr4" draw:text-style-name="P3" draw:layer="layout" svg:width="6.5cm" svg:height="2cm" svg:x="18.5cm" svg:y="9.25cm">
          <draw:text-box>
            <text:p>These I take away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3:05:46.405000000</meta:creation-date>
    <dc:date>2024-07-19T13:10:11.335000000</dc:date>
    <meta:editing-duration>PT4M24S</meta:editing-duration>
    <meta:editing-cycles>2</meta:editing-cycles>
    <meta:generator>LibreOffice/7.2.7.2$Windows_X86_64 LibreOffice_project/8d71d29d553c0f7dcbfa38fbfda25ee34cce99a2</meta:generator>
    <meta:document-statistic meta:object-count="14"/>
  </office:meta>
</office:document-meta>
</file>